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2.19" calcext:value-type="float">
            <text:p>232,19</text:p>
          </table:table-cell>
          <table:table-cell table:formula="of:=[.A2]/150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5.26" calcext:value-type="float">
            <text:p>225,26</text:p>
          </table:table-cell>
          <table:table-cell table:formula="of:=[.A3]/15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0.07" calcext:value-type="float">
            <text:p>210,07</text:p>
          </table:table-cell>
          <table:table-cell table:formula="of:=[.A4]/150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7.87" calcext:value-type="float">
            <text:p>177,87</text:p>
          </table:table-cell>
          <table:table-cell table:formula="of:=[.A5]/150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1.35" calcext:value-type="float">
            <text:p>161,35</text:p>
          </table:table-cell>
          <table:table-cell table:formula="of:=[.A6]/150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.36" calcext:value-type="float">
            <text:p>150,36</text:p>
          </table:table-cell>
          <table:table-cell table:formula="of:=[.A7]/15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.13" calcext:value-type="float">
            <text:p>144,13</text:p>
          </table:table-cell>
          <table:table-cell table:formula="of:=[.A8]/150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9.51" calcext:value-type="float">
            <text:p>139,51</text:p>
          </table:table-cell>
          <table:table-cell table:formula="of:=[.A9]/150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6.99" calcext:value-type="float">
            <text:p>136,99</text:p>
          </table:table-cell>
          <table:table-cell table:formula="of:=[.A10]/150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5.45" calcext:value-type="float">
            <text:p>135,45</text:p>
          </table:table-cell>
          <table:table-cell table:formula="of:=[.A11]/150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33.7" calcext:value-type="float">
            <text:p>133,7</text:p>
          </table:table-cell>
          <table:table-cell table:formula="of:=[.A12]/150"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1.81" calcext:value-type="float">
            <text:p>131,81</text:p>
          </table:table-cell>
          <table:table-cell table:formula="of:=[.A13]/150"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0.55" calcext:value-type="float">
            <text:p>130,55</text:p>
          </table:table-cell>
          <table:table-cell table:formula="of:=[.A14]/150" office:value-type="float" office:value="5.6" calcext:value-type="float">
            <text:p>5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8:36:04.63464279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23:36:05.705697233</meta:creation-date>
    <dc:date>2021-11-22T18:36:37.692339756</dc:date>
    <meta:editing-duration>PT11M33S</meta:editing-duration>
    <meta:editing-cycles>4</meta:editing-cycles>
    <meta:generator>LibreOffice/6.4.7.2$Linux_X86_64 LibreOffice_project/40$Build-2</meta:generator>
    <meta:document-statistic meta:table-count="1" meta:cell-count="41" meta:object-count="0"/>
  </office:meta>
</office:document-meta>
</file>